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23.0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Yaku 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column table:style-name="co7" table:number-columns-repeated="959" table:default-cell-style-name="ce1"/>
        <table:table-row table:style-name="ro1">
          <table:table-cell table:style-name="ce1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Yaku</text:p>
          </table:table-cell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Condition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Riich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after you declared Riichi; You may declare Riichi when you achieve Tenpai (ready hand) at Menzenchin (closed hand)</text:p>
          </table:table-cell>
          <table:table-cell table:number-columns-repeated="1017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Alll Simples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out any Terminal Tiles (1-Man/9-Man, 1-Pin/9-Pin, 1-Sou/9-Sou, Wind Tiles, and Dragon Tiles)</text:p>
          </table:table-cell>
          <table:table-cell table:number-columns-repeated="1017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Full Concealed Ha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by Tsumo (drawing the winning tile) at Menzenchin (closed hand)</text:p>
          </table:table-cell>
          <table:table-cell table:number-columns-repeated="1017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Seat Wi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Player Wind</text:p>
          </table:table-cell>
          <table:table-cell table:number-columns-repeated="1017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Prevalent Wind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Round Wind</text:p>
          </table:table-cell>
          <table:table-cell table:number-columns-repeated="1017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Dragons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Triplet of Dragon Tile (White, Green or Red)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Pinfu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four Sequences and one non-Yakuhai Pair, plus the potential winning tiles must be tiles from both side of a Sequence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Pure Double Sequence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wo identical Sequences</text:p>
          </table:table-cell>
          <table:table-cell table:number-columns-repeated="1017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Robbing a Kan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(declare winning) on another player’s Kan (when you have a Tenpai for Thirteen Orphans, you can call on a Closed Kan)</text:p>
          </table:table-cell>
          <table:table-cell table:number-columns-repeated="1017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After a Kan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e tile drawn from the Dead Wall after immediately calling a Kan</text:p>
          </table:table-cell>
          <table:table-cell table:number-columns-repeated="1017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Under the Sea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(drawing the winning tile) with the last tile drawn from the Wall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Under the River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calling Ron (declare winning) on the last discarded tile</text:p>
          </table:table-cell>
          <table:table-cell table:number-columns-repeated="1017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Ippatsu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in 1 turn after declaring Riichi, in addition, draws/discards must not be interrupted by tile calls curing that turn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Dora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next tile immediately after the flipped Dora Indicator Tile</text:p>
          </table:table-cell>
          <table:table-cell table:number-columns-repeated="1017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3" office:value-type="string" calcext:value-type="string">
            <text:p>Red Five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Red 5-Man, Red 5-Pin, Red 5-Sou</text:p>
          </table:table-cell>
          <table:table-cell table:number-columns-repeated="1017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3" office:value-type="string" calcext:value-type="string">
            <text:p>Kita</text:p>
          </table:table-cell>
          <table:table-cell table:style-name="ce3" office:value-type="string" calcext:value-type="string">
            <text:p>1 Han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In 3-Player Mahjong, North Wind can be considered as a Dora after “Kita” is called (does not count as a Dora if North Wind remains in hand)</text:p>
          </table:table-cell>
          <table:table-cell table:number-columns-repeated="1017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3" office:value-type="string" calcext:value-type="string">
            <text:p>Tsubame-gaesh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the first tile discarded by another player to declare Riichi</text:p>
          </table:table-cell>
          <table:table-cell table:number-columns-repeated="1017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3" office:value-type="string" calcext:value-type="string">
            <text:p>Kanbur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a tile discarded by another player who just called Kan</text:p>
          </table:table-cell>
          <table:table-cell table:number-columns-repeated="1017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3" office:value-type="string" calcext:value-type="string">
            <text:p>Shiiaruraotai</text:p>
          </table:table-cell>
          <table:table-cell table:style-name="ce3" office:value-type="string" calcext:value-type="string">
            <text:p>1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or Ron with 4 open Chii, Pon, or Kan</text:p>
          </table:table-cell>
          <table:table-cell table:number-columns-repeated="1017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3" office:value-type="string" calcext:value-type="string">
            <text:p>Double Riichi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Declare Riichi with you starting hand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Triple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with the same number out of the Number Tiles (Man, Pin, Sou)</text:p>
          </table:table-cell>
          <table:table-cell table:number-columns-repeated="1017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3" office:value-type="string" calcext:value-type="string">
            <text:p>Three Quad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Quads</text:p>
          </table:table-cell>
          <table:table-cell table:number-columns-repeated="1017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table:style-name="ce3" office:value-type="string" calcext:value-type="string">
            <text:p>All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or Quads</text:p>
          </table:table-cell>
          <table:table-cell table:number-columns-repeated="1017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table:style-name="ce3" office:value-type="string" calcext:value-type="string">
            <text:p>Three Concealed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closed Triplets or closed Quads</text:p>
          </table:table-cell>
          <table:table-cell table:number-columns-repeated="1017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3" office:value-type="string" calcext:value-type="string">
            <text:p>Little Three Dragon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wo Triplets out of the Dragon Tiles (White, Green or Red), plus a Pair of the third Dragon Tile</text:p>
          </table:table-cell>
          <table:table-cell table:number-columns-repeated="1017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table:style-name="ce3" office:value-type="string" calcext:value-type="string">
            <text:p>All Terminals and Honor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only Terminal Tiles (1-Man/9-Man, 1-Pin/9-Pin, 1-Sou/9-Sou, Wind Tiles, and Dragon Tiles)</text:p>
          </table:table-cell>
          <table:table-cell table:number-columns-repeated="1017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table:style-name="ce3" office:value-type="string" calcext:value-type="string">
            <text:p>Seven Pair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seven different Pairs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table:style-name="ce3" office:value-type="string" calcext:value-type="string">
            <text:p>Half Outside Hand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here every Sequence, Triplet and Pair contains at least one Terminal Tile</text:p>
          </table:table-cell>
          <table:table-cell table:number-columns-repeated="1017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table:style-name="ce3" office:value-type="string" calcext:value-type="string">
            <text:p>Pure Straight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a complete Sequence of 1 through 9 (i.e. 123-Man, 456-Man, 789-Man)</text:p>
          </table:table-cell>
          <table:table-cell table:number-columns-repeated="1017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table:style-name="ce3" office:value-type="string" calcext:value-type="string">
            <text:p>Mixed Triple Sequence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Sequences with the same numbers out of three different Number Tiles (i.e. 123-Man, 123-Pin, 123-Sou)</text:p>
          </table:table-cell>
          <table:table-cell table:number-columns-repeated="1017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Uumensai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consists of Man, Pin, Sou, Wind, and Dragon tiles</text:p>
          </table:table-cell>
          <table:table-cell table:number-columns-repeated="1017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table:style-name="ce3" office:value-type="string" calcext:value-type="string">
            <text:p>Three Chained Triplets</text:p>
          </table:table-cell>
          <table:table-cell table:style-name="ce3" office:value-type="string" calcext:value-type="string">
            <text:p>2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3 consecutive Triplets</text:p>
          </table:table-cell>
          <table:table-cell table:number-columns-repeated="1017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table:style-name="ce3" office:value-type="string" calcext:value-type="string">
            <text:p>Twice Pure Double Sequence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wo sets two identical Sequences</text:p>
          </table:table-cell>
          <table:table-cell table:number-columns-repeated="1017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table:style-name="ce3" office:value-type="string" calcext:value-type="string">
            <text:p>Fully Outside Hand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every Sequence, Triplet and Pair contains at least one 1 and 9 out of the Number Tiles (1-Man/9-Man, 1-Pin/9-Pin, 1-Sou/9-Sou)</text:p>
          </table:table-cell>
          <table:table-cell table:number-columns-repeated="1017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table:style-name="ce3" office:value-type="string" calcext:value-type="string">
            <text:p>Half Flush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iles from only one of the three Number Tiles (Man, Pin or Sou) and Honor Tiles (Wind Tiles and Dragon Tiles)</text:p>
          </table:table-cell>
          <table:table-cell table:number-columns-repeated="1017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table:style-name="ce3" office:value-type="string" calcext:value-type="string">
            <text:p>Pure Triple Chow</text:p>
          </table:table-cell>
          <table:table-cell table:style-name="ce3" office:value-type="string" calcext:value-type="string">
            <text:p>3 H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hree identical Sequences</text:p>
          </table:table-cell>
          <table:table-cell table:number-columns-repeated="1017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table:style-name="ce3" office:value-type="string" calcext:value-type="string">
            <text:p>Full Flush</text:p>
          </table:table-cell>
          <table:table-cell table:style-name="ce3" office:value-type="string" calcext:value-type="string">
            <text:p>6 H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-1 Han after making a call</text:p>
          </table:table-cell>
          <table:table-cell table:style-name="ce3" office:value-type="string" calcext:value-type="string">
            <text:p>Win a hand with tiles from only one of the three Number Tiles (Man, Pin or Sou)</text:p>
          </table:table-cell>
          <table:table-cell table:number-columns-repeated="1017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table:style-name="ce3" office:value-type="string" calcext:value-type="string">
            <text:p>Mangan at Draw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game with all you discarded tiles being Terminal Tiles, and no one has called them</text:p>
          </table:table-cell>
          <table:table-cell table:number-columns-repeated="1017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table:style-name="ce3" office:value-type="string" calcext:value-type="string">
            <text:p>Iipinmoyue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by Tsumo (drawing the winning tile) with the last tile drawn from the Wall, and that tile must be 1-Pin(5 Han)</text:p>
          </table:table-cell>
          <table:table-cell table:number-columns-repeated="1017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table:style-name="ce3" office:value-type="string" calcext:value-type="string">
            <text:p>Chuupinraoyui</text:p>
          </table:table-cell>
          <table:table-cell table:style-name="ce3" office:value-type="string" calcext:value-type="string">
            <text:p>Mang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ll a Ron on the last tile drawn from the Wall, and that tile must be 9-Pin(5 Han)</text:p>
          </table:table-cell>
          <table:table-cell table:number-columns-repeated="1017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table:style-name="ce3" office:value-type="string" calcext:value-type="string">
            <text:p>Blessing of Heav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aler Only</text:p>
          </table:table-cell>
          <table:table-cell table:style-name="ce3" office:value-type="string" calcext:value-type="string">
            <text:p>Win a hand as a dealer in the first turn with the first draw</text:p>
          </table:table-cell>
          <table:table-cell table:number-columns-repeated="1017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table:style-name="ce3" office:value-type="string" calcext:value-type="string">
            <text:p>Blessing of Earth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n-Dealer Only</text:p>
          </table:table-cell>
          <table:table-cell table:style-name="ce3" office:value-type="string" calcext:value-type="string">
            <text:p>Win a hand as a non-dealer in the first turn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Big Three Dragon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or Quads of all the three Dragon Tiles</text:p>
          </table:table-cell>
          <table:table-cell table:number-columns-repeated="1017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table:style-name="ce3" office:value-type="string" calcext:value-type="string">
            <text:p>Four Concealed Triplet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four closed Triplets</text:p>
          </table:table-cell>
          <table:table-cell table:number-columns-repeated="1017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table:style-name="ce3" office:value-type="string" calcext:value-type="string">
            <text:p>All Honor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and a Pair of the Honor Tiles (Wind Tiles and Dragon Tiles)</text:p>
          </table:table-cell>
          <table:table-cell table:number-columns-repeated="1017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table:style-name="ce3" office:value-type="string" calcext:value-type="string">
            <text:p>All Gre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reen is not Necessary</text:p>
          </table:table-cell>
          <table:table-cell table:style-name="ce3" office:value-type="string" calcext:value-type="string">
            <text:p>Win a hand with only green-colored tiles: 2-Sou/3-Sou/4-Sou/6-Sou/8-Sou and/or Green (F)</text:p>
          </table:table-cell>
          <table:table-cell table:number-columns-repeated="1017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table:style-name="ce3" office:value-type="string" calcext:value-type="string">
            <text:p>All Terminal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and a Pair of 1 and 9 out of the Number Tiles (1-Man/9-Man, 1-Pin/9-Pin, 1-Sou/9-Sou)</text:p>
          </table:table-cell>
          <table:table-cell table:number-columns-repeated="1017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table:style-name="ce3" office:value-type="string" calcext:value-type="string">
            <text:p>Thirteen Orphan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one of each 13 Terminal Tiles, plus any tile matches one of them</text:p>
          </table:table-cell>
          <table:table-cell table:number-columns-repeated="1017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Four Little Wind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three Triplets or Quads of the Wind Tiles, plus a pair of the fourth wind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table:style-name="ce3" office:value-type="string" calcext:value-type="string">
            <text:p>Four Quad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Quads</text:p>
          </table:table-cell>
          <table:table-cell table:number-columns-repeated="1017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table:style-name="ce3" office:value-type="string" calcext:value-type="string">
            <text:p>Nine Gate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tiles from only one of the three Number Tiles in order of “1112345678999”, plus any tile matches one of them</text:p>
          </table:table-cell>
          <table:table-cell table:number-columns-repeated="1017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table:style-name="ce3" office:value-type="string" calcext:value-type="string">
            <text:p>Hand of Ma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Call a Ron as a non-dealer in the first turn you draw a tile and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Big Wheel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Pin to 8-Pin</text:p>
          </table:table-cell>
          <table:table-cell table:number-columns-repeated="1017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table:style-name="ce3" office:value-type="string" calcext:value-type="string">
            <text:p>Bamboo Forest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Sou to 8-Sou</text:p>
          </table:table-cell>
          <table:table-cell table:number-columns-repeated="1017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table:style-name="ce3" office:value-type="string" calcext:value-type="string">
            <text:p>Numerous Neighbours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2-Man to 8-Man</text:p>
          </table:table-cell>
          <table:table-cell table:number-columns-repeated="1017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table:style-name="ce3" office:value-type="string" calcext:value-type="string">
            <text:p>Ishinouenimosannen</text:p>
          </table:table-cell>
          <table:table-cell table:style-name="ce3" office:value-type="string" calcext:value-type="string">
            <text:p>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Double Riichi as well as Under the Sea/River</text:p>
          </table:table-cell>
          <table:table-cell table:number-columns-repeated="1017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table:style-name="ce3" office:value-type="string" calcext:value-type="string">
            <text:p>Single-wait Four Concealed Triplet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four Closed Triplets already drawn (i.e. waiting for one remaining tile to form a Pair)</text:p>
          </table:table-cell>
          <table:table-cell table:number-columns-repeated="1017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table:style-name="ce3" office:value-type="string" calcext:value-type="string">
            <text:p>Thirteen-wait Thirteen Orphan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13 different Terminal Tiles already drawn (i.e. waiting for 1 out of 13 possible tiles to win)</text:p>
          </table:table-cell>
          <table:table-cell table:number-columns-repeated="1017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table:style-name="ce3" office:value-type="string" calcext:value-type="string">
            <text:p>True Nine Gate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Achieve Tenpai with tiles from only one of the three Number Tiles in order of “1112345678999” (i.e. waiting for 1 out of 9 possible tiles to win)</text:p>
          </table:table-cell>
          <table:table-cell table:number-columns-repeated="1017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table:style-name="ce3" office:value-type="string" calcext:value-type="string">
            <text:p>Four Big Wind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Win a hand with four Triplets of Quads of the Wind Tiles</text:p>
          </table:table-cell>
          <table:table-cell table:number-columns-repeated="1017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table:style-name="ce3" office:value-type="string" calcext:value-type="string">
            <text:p>Big Seven Stars</text:p>
          </table:table-cell>
          <table:table-cell table:style-name="ce3" office:value-type="string" calcext:value-type="string">
            <text:p>Double Yakuman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Menzenchin Only</text:p>
          </table:table-cell>
          <table:table-cell table:style-name="ce3" office:value-type="string" calcext:value-type="string">
            <text:p>Win a hand with 7 Pairs consist of only Word tiles</text:p>
          </table:table-cell>
          <table:table-cell table:number-columns-repeated="1017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table:style-name="ce3" office:value-type="string" calcext:value-type="string">
            <text:p>Four-Wind Discarded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each player discards the same Wind Tile in the first turn</text:p>
          </table:table-cell>
          <table:table-cell table:number-columns-repeated="1017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table:style-name="ce3" office:value-type="string" calcext:value-type="string">
            <text:p>Four-kan Abortion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two or more players called for a total of four Quads</text:p>
          </table:table-cell>
          <table:table-cell table:number-columns-repeated="1017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table:style-name="ce3" office:value-type="string" calcext:value-type="string">
            <text:p>Nine Different Terminals and Honors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ou have the option to declare a draw in the first turn if your hand consists of 9 different Terminal Tiles before any tiles are called</text:p>
          </table:table-cell>
          <table:table-cell table:number-columns-repeated="1017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table:style-name="ce3" office:value-type="string" calcext:value-type="string">
            <text:p>Four-player Riichi</text:p>
          </table:table-cell>
          <table:table-cell table:style-name="ce3" office:value-type="string" calcext:value-type="string">
            <text:p>Draw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The game becomes a draw when all players have declared Riichi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02:50:26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00:51:24.996000000</meta:creation-date>
    <dc:date>2020-09-10T02:52:22.331000000</dc:date>
    <meta:editing-duration>PT1H53M20S</meta:editing-duration>
    <meta:editing-cycles>11</meta:editing-cycles>
    <meta:generator>LibreOffice/7.0.0.3$Windows_X86_64 LibreOffice_project/8061b3e9204bef6b321a21033174034a5e2ea88e</meta:generator>
    <meta:document-statistic meta:table-count="1" meta:cell-count="396" meta:object-count="0"/>
  </office:meta>
</office:document-meta>
</file>